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9cm"/>
    </style:style>
    <style:style style:name="gr2" style:family="graphic" style:parent-style-name="standard">
      <style:graphic-properties draw:stroke="none" svg:stroke-color="#000000" draw:fill="none" draw:fill-color="#ffffff" fo:min-height="2.417cm"/>
    </style:style>
    <style:style style:name="co1" style:family="table-column">
      <style:table-column-properties style:column-width="2.523cm" style:use-optimal-column-width="false"/>
    </style:style>
    <style:style style:name="co2" style:family="table-column">
      <style:table-column-properties style:column-width="2.566cm" style:use-optimal-column-width="false"/>
    </style:style>
    <style:style style:name="ro1" style:family="table-row">
      <style:table-row-properties style:row-height="2.997cm"/>
    </style:style>
    <style:style style:name="ro2" style:family="table-row">
      <style:table-row-properties style:row-height="2.294cm"/>
    </style:style>
    <style:style style:name="ro3" style:family="table-row">
      <style:table-row-properties style:row-height="2.226cm"/>
    </style:style>
    <style:style style:name="ce1" style:family="table-cell">
      <loext:graphic-properties draw:fill="solid" draw:fill-color="#00508f"/>
      <style:paragraph-properties fo:border="0.03pt solid #000000"/>
      <style:text-properties fo:color="#eeeeee" style:text-outline="false" fo:font-size="12pt" style:font-size-asian="18pt" style:font-size-complex="18pt"/>
    </style:style>
    <style:style style:name="ce2" style:family="table-cell">
      <style:paragraph-properties fo:text-align="center" fo:border-left="none" fo:border-right="0.03pt solid #ffffff" fo:border-top="0.03pt solid #000000" fo:border-bottom="0.03pt solid #000000"/>
    </style:style>
    <style:style style:name="ce3" style:family="table-cell">
      <style:paragraph-properties fo:border-left="0.03pt solid #ffffff" fo:border-right="0.03pt solid #ffffff" fo:border-top="0.03pt solid #000000" fo:border-bottom="0.03pt solid #000000"/>
    </style:style>
    <style:style style:name="ce4" style:family="table-cell">
      <style:paragraph-properties fo:text-align="center" fo:border-left="0.03pt solid #ffffff" fo:border-right="0.03pt solid #ffffff" fo:border-top="0.03pt solid #000000" fo:border-bottom="0.03pt solid #000000"/>
    </style:style>
    <style:style style:name="ce5" style:family="table-cell">
      <style:paragraph-properties fo:border-left="0.03pt solid #ffffff" fo:border-right="0.03pt solid #000000" fo:border-top="0.03pt solid #000000" fo:border-bottom="0.03pt solid #000000"/>
    </style:style>
    <style:style style:name="ce6" style:family="table-cell">
      <style:paragraph-properties fo:text-align="center" fo:border="0.03pt solid #000000"/>
      <style:text-properties fo:color="#00508f"/>
    </style:style>
    <style:style style:name="ce7" style:family="table-cell">
      <style:paragraph-properties fo:border-left="none" fo:border-right="0.03pt solid #ffffff" fo:border-top="0.03pt solid #000000" fo:border-bottom="0.03pt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eeeeee" style:text-outline="false" fo:font-size="12pt" style:font-size-asian="18pt" style:font-size-complex="18pt"/>
    </style:style>
    <style:style style:name="T2" style:family="text">
      <style:text-properties fo:color="#eeeeee" style:text-outline="false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3" style:family="text">
      <style:text-properties fo:color="#eeeeee" style:text-outline="false" fo:font-size="13pt" fo:font-style="italic" fo:text-shadow="1pt 1pt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4" style:family="text">
      <style:text-properties fo:color="#eeeeee" style:text-outline="false" fo:font-size="11pt" fo:font-style="italic" fo:text-shadow="1pt 1pt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00508f"/>
    </style:style>
    <style:style style:name="T6" style:family="text">
      <style:text-properties fo:color="#00508f"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21409a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272cm" svg:height="7.516cm" svg:x="1cm" svg:y="7.4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><text:span text:style-name="T1"/></text:p>
                <text:p text:style-name="P1"><text:span text:style-name="T1"/></text:p>
                <text:p text:style-name="P1"><text:span text:style-name="T2">s</text:span><text:span text:style-name="T3">uper_int</text:span></text:p>
                <text:p text:style-name="P1"><text:span text:style-name="T4">(Int)</text:span></text:p>
              </table:table-cell>
              <table:table-cell table:style-name="ce2">
                <text:p text:style-name="P1"/>
                <text:p text:style-name="P1">+</text:p>
              </table:table-cell>
              <table:table-cell>
                <text:p/>
                <text:p text:style-name="P1">-</text:p>
              </table:table-cell>
              <table:table-cell>
                <text:p/>
                <text:p text:style-name="P1">x</text:p>
              </table:table-cell>
              <table:table-cell>
                <text:p/>
                <text:p text:style-name="P1">/</text:p>
              </table:table-cell>
              <table:table-cell table:style-name="ce4">
                <text:p text:style-name="P1"/>
                <text:p text:style-name="P1">%</text:p>
              </table:table-cell>
              <table:table-cell>
                <text:p/>
                <text:p text:style-name="P1">-=</text:p>
              </table:table-cell>
              <table:table-cell>
                <text:p/>
                <text:p text:style-name="P1">+=</text:p>
              </table:table-cell>
              <table:table-cell>
                <text:p/>
                <text:p text:style-name="P1">*=</text:p>
              </table:table-cell>
              <table:table-cell table:style-name="ce5">
                <text:p/>
                <text:p text:style-name="P1">/=</text:p>
              </table:table-cell>
            </table:table-row>
            <table:table-row table:style-name="ro2" table:default-cell-style-name="ce3">
              <table:table-cell table:style-name="ce6">
                <text:p text:style-name="P1"><text:span text:style-name="T5"/></text:p>
                <text:p text:style-name="P1"><text:span text:style-name="T6">Negative</text:span></text:p>
              </table:table-cell>
              <table:table-cell table:style-name="ce7">
                <text:p/>
                <text:p>Done</text:p>
              </table:table-cell>
              <table:table-cell/>
              <table:table-cell/>
              <table:table-cell/>
              <table:table-cell/>
              <table:table-cell>
                <text:p/>
                <text:p>Done</text:p>
              </table:table-cell>
              <table:table-cell>
                <text:p/>
                <text:p>Done</text:p>
              </table:table-cell>
              <table:table-cell/>
              <table:table-cell table:style-name="ce5"/>
            </table:table-row>
            <table:table-row table:style-name="ro3" table:default-cell-style-name="ce3">
              <table:table-cell table:style-name="ce6">
                <text:p text:style-name="P1"><text:span text:style-name="T5"/></text:p>
                <text:p text:style-name="P1"><text:span text:style-name="T6">Positive</text:span></text:p>
              </table:table-cell>
              <table:table-cell table:style-name="ce7">
                <text:p/>
                <text:p>Done</text:p>
              </table:table-cell>
              <table:table-cell/>
              <table:table-cell/>
              <table:table-cell/>
              <table:table-cell/>
              <table:table-cell>
                <text:p/>
                <text:p>Done</text:p>
              </table:table-cell>
              <table:table-cell>
                <text:p/>
                <text:p>Done</text:p>
              </table:table-cell>
              <table:table-cell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3.843cm" svg:height="2.54cm" svg:x="6.334cm" svg:y="3.54cm">
          <draw:text-box>
            <text:p text:style-name="P2"><text:span text:style-name="T7"/></text:p>
            <text:p text:style-name="P3"><text:span text:style-name="T8"><text:s text:c="4"/></text:span><text:span text:style-name="T8">Single Threading</text:span></text:p>
          </draw:text-box>
        </draw:frame>
      </draw:page>
      <draw:page draw:name="page2" draw:style-name="dp1" draw:master-page-name="Default">
        <draw:frame draw:style-name="standard" draw:layer="layout" svg:width="25.272cm" svg:height="7.516cm" svg:x="1cm" svg:y="7.4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5"><text:span text:style-name="T1"/></text:p>
                <text:p text:style-name="P6"><text:span text:style-name="T1"/></text:p>
                <text:p text:style-name="P6"><text:span text:style-name="T2">s</text:span><text:span text:style-name="T3">uper_int</text:span></text:p>
                <text:p text:style-name="P6"><text:span text:style-name="T4">(Super_int)</text:span></text:p>
              </table:table-cell>
              <table:table-cell table:style-name="ce2">
                <text:p text:style-name="P6"/>
                <text:p text:style-name="P6">+</text:p>
              </table:table-cell>
              <table:table-cell>
                <text:p text:style-name="P5"/>
                <text:p text:style-name="P6">-</text:p>
              </table:table-cell>
              <table:table-cell>
                <text:p text:style-name="P5"/>
                <text:p text:style-name="P6">x</text:p>
              </table:table-cell>
              <table:table-cell>
                <text:p text:style-name="P5"/>
                <text:p text:style-name="P6">/</text:p>
              </table:table-cell>
              <table:table-cell table:style-name="ce4">
                <text:p text:style-name="P6"/>
                <text:p text:style-name="P6">%</text:p>
              </table:table-cell>
              <table:table-cell>
                <text:p text:style-name="P5"/>
                <text:p text:style-name="P6">-=</text:p>
              </table:table-cell>
              <table:table-cell>
                <text:p text:style-name="P5"/>
                <text:p text:style-name="P6">+=</text:p>
              </table:table-cell>
              <table:table-cell>
                <text:p text:style-name="P5"/>
                <text:p text:style-name="P6">*=</text:p>
              </table:table-cell>
              <table:table-cell table:style-name="ce5">
                <text:p text:style-name="P5"/>
                <text:p text:style-name="P6">/=</text:p>
              </table:table-cell>
            </table:table-row>
            <table:table-row table:style-name="ro2" table:default-cell-style-name="ce3">
              <table:table-cell table:style-name="ce6">
                <text:p text:style-name="P6"><text:span text:style-name="T5"/></text:p>
                <text:p text:style-name="P6"><text:span text:style-name="T6">Negative</text:span></text:p>
              </table:table-cell>
              <table:table-cell table:style-name="ce7"/>
              <table:table-cell/>
              <table:table-cell/>
              <table:table-cell/>
              <table:table-cell/>
              <table:table-cell>
                <text:p text:style-name="P5"/>
                <text:p text:style-name="P5"/>
              </table:table-cell>
              <table:table-cell>
                <text:p text:style-name="P5"/>
                <text:p text:style-name="P5"/>
              </table:table-cell>
              <table:table-cell/>
              <table:table-cell table:style-name="ce5"/>
            </table:table-row>
            <table:table-row table:style-name="ro3" table:default-cell-style-name="ce3">
              <table:table-cell table:style-name="ce6">
                <text:p text:style-name="P6"><text:span text:style-name="T5"/></text:p>
                <text:p text:style-name="P6"><text:span text:style-name="T6">Positive</text:span></text:p>
              </table:table-cell>
              <table:table-cell table:style-name="ce7"/>
              <table:table-cell/>
              <table:table-cell/>
              <table:table-cell/>
              <table:table-cell/>
              <table:table-cell>
                <text:p text:style-name="P5"/>
                <text:p text:style-name="P5"/>
              </table:table-cell>
              <table:table-cell>
                <text:p text:style-name="P5"/>
                <text:p text:style-name="P5"/>
              </table:table-cell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15.24cm" svg:height="2.667cm" svg:x="6.08cm" svg:y="3.54cm">
          <draw:text-box>
            <text:p text:style-name="P6"/>
            <text:p text:style-name="P6"><text:span text:style-name="T8">Single Thread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22:12:38.036673112</meta:creation-date>
    <dc:date>2020-01-03T00:17:39.371503608</dc:date>
    <meta:editing-duration>PT12M2S</meta:editing-duration>
    <meta:editing-cycles>5</meta:editing-cycles>
    <meta:generator>LibreOffice/6.0.7.3$Linux_X86_64 LibreOffice_project/00m0$Build-3</meta:generator>
    <meta:document-statistic meta:object-count="4"/>
  </office:meta>
</office:document-meta>
</file>